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cm" svg:stroke-color="#ff0000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0000ff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ff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00ff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Fine_20_Dashed_20__28_var_29_" svg:stroke-width="0.05cm" svg:stroke-color="#ff0000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00ff00" draw:marker-start="Arrow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color="#0000ff" fo:font-size="12pt" style:font-size-asian="12pt" style:font-size-complex="12pt"/>
    </style:style>
    <style:style style:name="P4" style:family="paragraph">
      <style:text-properties fo:color="#0000ff" fo:font-size="12pt" style:font-size-asian="12pt" style:font-size-complex="12pt"/>
    </style:style>
    <style:style style:name="P5" style:family="paragraph">
      <style:text-properties fo:color="#00ff00"/>
    </style:style>
    <style:style style:name="P6" style:family="paragraph">
      <style:text-properties fo:color="#00ff00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ff" fo:font-size="12pt" style:font-size-asian="12pt" style:font-size-complex="12pt"/>
    </style:style>
    <style:style style:name="T3" style:family="text">
      <style:text-properties fo:color="#00ff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5cm" svg:x2="7cm" svg:y2="5cm">
          <text:p/>
        </draw:line>
        <draw:line draw:style-name="gr1" draw:text-style-name="P1" draw:layer="layout" svg:x1="3cm" svg:y1="5cm" svg:x2="3cm" svg:y2="1cm">
          <text:p/>
        </draw:line>
        <draw:frame draw:style-name="gr2" draw:text-style-name="P2" draw:layer="layout" svg:width="0.951cm" svg:height="0.721cm" svg:x="6.3cm" svg:y="4.979cm">
          <draw:text-box>
            <text:p><text:span text:style-name="T1">x1</text:span></text:p>
          </draw:text-box>
        </draw:frame>
        <draw:frame draw:style-name="gr2" draw:text-style-name="P2" draw:layer="layout" svg:width="0.951cm" svg:height="0.721cm" svg:x="3cm" svg:y="0.9cm">
          <draw:text-box>
            <text:p><text:span text:style-name="T1">x2</text:span></text:p>
          </draw:text-box>
        </draw:frame>
        <draw:custom-shape draw:style-name="gr3" draw:text-style-name="P1" draw:layer="layout" svg:width="2cm" svg:height="2cm" svg:x="3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5cm" svg:y1="4cm" svg:x2="7cm" svg:y2="4cm">
          <text:p text:style-name="P1"><text:span text:style-name="T2">n1</text:span></text:p>
          <text:p text:style-name="P1"><text:span text:style-name="T2"/></text:p>
        </draw:line>
        <draw:line draw:style-name="gr5" draw:text-style-name="P1" draw:layer="layout" svg:x1="4cm" svg:y1="3cm" svg:x2="4cm" svg:y2="1cm">
          <text:p/>
        </draw:line>
        <draw:frame draw:style-name="gr2" draw:text-style-name="P4" draw:layer="layout" svg:width="0.972cm" svg:height="0.721cm" svg:x="3.2cm" svg:y="1.4cm">
          <draw:text-box>
            <text:p><text:span text:style-name="T2">n2</text:span></text:p>
          </draw:text-box>
        </draw:frame>
        <draw:line draw:style-name="gr4" draw:text-style-name="P1" draw:layer="layout" svg:x1="3cm" svg:y1="4cm" svg:x2="1cm" svg:y2="4cm">
          <text:p/>
        </draw:line>
        <draw:frame draw:style-name="gr2" draw:text-style-name="P4" draw:layer="layout" svg:width="0.972cm" svg:height="0.721cm" svg:x="1.6cm" svg:y="3.301cm">
          <draw:text-box>
            <text:p><text:span text:style-name="T2">n3</text:span></text:p>
          </draw:text-box>
        </draw:frame>
        <draw:line draw:style-name="gr5" draw:text-style-name="P1" draw:layer="layout" svg:x1="4cm" svg:y1="5cm" svg:x2="4cm" svg:y2="7cm">
          <text:p/>
        </draw:line>
        <draw:frame draw:style-name="gr2" draw:text-style-name="P4" draw:layer="layout" svg:width="0.972cm" svg:height="0.721cm" svg:x="3.1cm" svg:y="5.401cm">
          <draw:text-box>
            <text:p><text:span text:style-name="T2">n4</text:span></text:p>
          </draw:text-box>
        </draw:frame>
        <draw:line draw:style-name="gr6" draw:text-style-name="P3" draw:layer="layout" svg:x1="5cm" svg:y1="4cm" svg:x2="5cm" svg:y2="2cm">
          <text:p/>
        </draw:line>
        <draw:frame draw:style-name="gr2" draw:text-style-name="P6" draw:layer="layout" svg:width="0.951cm" svg:height="0.721cm" svg:x="2.5cm" svg:y="5.902cm">
          <draw:text-box>
            <text:p text:style-name="P5"><text:span text:style-name="T3">s3</text:span></text:p>
          </draw:text-box>
        </draw:frame>
        <draw:frame draw:style-name="gr2" draw:text-style-name="P6" draw:layer="layout" svg:width="0.951cm" svg:height="0.721cm" svg:x="5.8cm" svg:y="2.601cm">
          <draw:text-box>
            <text:p text:style-name="P5"><text:span text:style-name="T3">s2</text:span></text:p>
          </draw:text-box>
        </draw:frame>
        <draw:frame draw:style-name="gr2" draw:text-style-name="P6" draw:layer="layout" svg:width="0.951cm" svg:height="0.721cm" svg:x="1.2cm" svg:y="4.702cm">
          <draw:text-box>
            <text:p text:style-name="P5"><text:span text:style-name="T3">s4</text:span></text:p>
          </draw:text-box>
        </draw:frame>
        <draw:custom-shape draw:style-name="gr7" draw:text-style-name="P1" draw:layer="layout" svg:width="1.414cm" svg:height="1.414cm" draw:transform="rotate (0.785398163397448) translate (3cm 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0.951cm" svg:height="0.721cm" svg:x="4.5cm" svg:y="1.4cm">
          <draw:text-box>
            <text:p text:style-name="P5"><text:span text:style-name="T3">s1</text:span></text:p>
          </draw:text-box>
        </draw:frame>
        <draw:line draw:style-name="gr8" draw:text-style-name="P1" draw:layer="layout" svg:x1="6cm" svg:y1="3cm" svg:x2="4cm" svg:y2="3cm">
          <text:p/>
        </draw:line>
        <draw:line draw:style-name="gr6" draw:text-style-name="P1" draw:layer="layout" svg:x1="3cm" svg:y1="4cm" svg:x2="3cm" svg:y2="6cm">
          <text:p/>
        </draw:line>
        <draw:line draw:style-name="gr8" draw:text-style-name="P1" draw:layer="layout" svg:x1="2cm" svg:y1="5cm" svg:x2="4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8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9T15:29:45</meta:creation-date>
    <meta:generator>LibreOffice/4.0.3.3$MacOSX_x86 LibreOffice_project/0eaa50a932c8f2199a615e1eb30f7ac74279539</meta:generator>
    <dc:date>2013-06-19T17:02:10</dc:date>
    <meta:editing-duration>PT1H30M51S</meta:editing-duration>
    <meta:editing-cycles>15</meta:editing-cycles>
    <meta:document-statistic meta:object-count="21"/>
  </office:meta>
</office:document-meta>
</file>